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8.7pt" fo:break-before="auto" style:use-optimal-row-height="true"/>
    </style:style>
    <style:style style:name="ro7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henological trait}.</text:p>
          </table:table-cell>
          <table:table-cell/>
          <table:table-cell table:style-name="ce5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henological trait'</text:p>
          </table:table-cell>
          <table:table-cell table:style-name="ce4" office:value-type="string" calcext:value-type="string">
            <text:p>A {quality} of a {whole plant} that is measured by the number of some {plant structure}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henological trait'</text:p>
          </table:table-cell>
          <table:table-cell table:style-name="ce4" office:value-type="string" calcext:value-type="string">
            <text:p>A {quality} of a {whole plant} that is measured by the number of some {plant structure} that the plant has abscised or that have been remov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vascular leaves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quality} of a {whole plant} that is measured by the number of leaves on the plant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quality} of a {whole plant} that is measured by the number of leaves on the plant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quality} of a {whole plant} that is measured by the number of leaves on the plant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vegetative buds on the plant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quality} of a {whole plant} that is measured by the number of vascular leaves that the plant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above-ground shoot-born shoot systems on the plant that do not yet have any true leaves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flower buds, flowers, and/or inflorescences on the plant that have not yet begun {floral organ senescenc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quality} of a {whole plant} that is measured by the number of inflorescences on the plant that have not yet begun {floral organ senescenc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quality} of a {whole plant} that is measured by the number of flowers on the plant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quality} of a {whole plant} that is measured by the number of flowers on the plant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fruit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quality} of a {whole plant} that is measured by the number of ripe fruit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quality} of a {whole plant} that is measured by the number of the plant's ripe fruits that have been abscised or removed by an herbivore and/or the number of ripe fruits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cones (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quality} of a {whole plant} that is measured by the number of male/pollen cones (microsporangiate strobili) on the plant that have not yet completed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quality} of a {whole plant} that is measured by the number of open male/pollen cones (microsporangiate strobili) on the plant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quality} of a {whole plant} that is measured by the number of open male/pollen cones (microsporangiate strobili) on the plant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quality} of a {whole plant} that is measured by the number of female/seed cones (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quality} of a {whole plant} that is measured by the number of unripe female/seed cones (unripe 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quality} of a {whole plant} that is measured by the number of ripe female/seed cones (ripe 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quality} of a {whole plant} that is measured by the number of the plant's ripe female/seed cones (ripe megasporangiate strobili) that have been abscised or removed by an herbivore and/or the number of ripe female/seed cones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6:02:18.763396922</dc:date>
    <dc:creator>Brian </dc:creator>
    <meta:editing-duration>P6DT16H40M59S</meta:editing-duration>
    <meta:editing-cycles>48</meta:editing-cycles>
    <meta:generator>LibreOffice/5.1.4.2$Linux_X86_64 LibreOffice_project/10m0$Build-2</meta:generator>
    <meta:document-statistic meta:table-count="1" meta:cell-count="165" meta:object-count="0"/>
  </office:meta>
</office:document-meta>
</file>